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5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9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5.2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2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0.12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2.037cm" style:use-optimal-column-width="false"/>
    </style:style>
    <style:style style:name="co3" style:family="table-column">
      <style:table-column-properties style:column-width="1.238cm" style:use-optimal-column-width="false"/>
    </style:style>
    <style:style style:name="co4" style:family="table-column">
      <style:table-column-properties style:column-width="0.72cm" style:use-optimal-column-width="false"/>
    </style:style>
    <style:style style:name="co5" style:family="table-column">
      <style:table-column-properties style:column-width="1.089cm" style:use-optimal-column-width="false"/>
    </style:style>
    <style:style style:name="co6" style:family="table-column">
      <style:table-column-properties style:column-width="1.526cm" style:use-optimal-column-width="false"/>
    </style:style>
    <style:style style:name="co7" style:family="table-column">
      <style:table-column-properties style:column-width="0.722cm" style:use-optimal-column-width="false"/>
    </style:style>
    <style:style style:name="co8" style:family="table-column">
      <style:table-column-properties style:column-width="1.448cm" style:use-optimal-column-width="false"/>
    </style:style>
    <style:style style:name="co9" style:family="table-column">
      <style:table-column-properties style:column-width="1.438cm" style:use-optimal-column-width="false"/>
    </style:style>
    <style:style style:name="co10" style:family="table-column">
      <style:table-column-properties style:column-width="1.338cm" style:use-optimal-column-width="false"/>
    </style:style>
    <style:style style:name="co11" style:family="table-column">
      <style:table-column-properties style:column-width="2.3cm" style:use-optimal-column-width="false"/>
    </style:style>
    <style:style style:name="co12" style:family="table-column">
      <style:table-column-properties style:column-width="0.763cm" style:use-optimal-column-width="false"/>
    </style:style>
    <style:style style:name="co13" style:family="table-column">
      <style:table-column-properties style:column-width="2.13cm" style:use-optimal-column-width="false"/>
    </style:style>
    <style:style style:name="co14" style:family="table-column">
      <style:table-column-properties style:column-width="1.831cm" style:use-optimal-column-width="false"/>
    </style:style>
    <style:style style:name="co15" style:family="table-column">
      <style:table-column-properties style:column-width="0.923cm" style:use-optimal-column-width="false"/>
    </style:style>
    <style:style style:name="co16" style:family="table-column">
      <style:table-column-properties style:column-width="1.937cm" style:use-optimal-column-width="false"/>
    </style:style>
    <style:style style:name="co17" style:family="table-column">
      <style:table-column-properties style:column-width="1.685cm" style:use-optimal-column-width="false"/>
    </style:style>
    <style:style style:name="co18" style:family="table-column">
      <style:table-column-properties style:column-width="2.938cm" style:use-optimal-column-width="false"/>
    </style:style>
    <style:style style:name="co19" style:family="table-column">
      <style:table-column-properties style:column-width="2.534cm" style:use-optimal-column-width="false"/>
    </style:style>
    <style:style style:name="co20" style:family="table-column">
      <style:table-column-properties style:column-width="0.713cm" style:use-optimal-column-width="false"/>
    </style:style>
    <style:style style:name="co21" style:family="table-column">
      <style:table-column-properties style:column-width="1.744cm" style:use-optimal-column-width="false"/>
    </style:style>
    <style:style style:name="co22" style:family="table-column">
      <style:table-column-properties style:column-width="1.923cm" style:use-optimal-column-width="false"/>
    </style:style>
    <style:style style:name="co23" style:family="table-column">
      <style:table-column-properties style:column-width="1.979cm" style:use-optimal-column-width="false"/>
    </style:style>
    <style:style style:name="co24" style:family="table-column">
      <style:table-column-properties style:column-width="1.348cm" style:use-optimal-column-width="false"/>
    </style:style>
    <style:style style:name="co25" style:family="table-column">
      <style:table-column-properties style:column-width="0.804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/>
      <style:paragraph-properties fo:text-align="center"/>
      <style:text-properties fo:font-size="6pt" style:text-underline-style="solid" style:text-underline-width="auto" style:text-underline-color="font-color" style:font-size-asian="6pt" style:font-size-complex="6pt"/>
    </style:style>
    <style:style style:name="ce2" style:family="table-cell">
      <style:graphic-properties style:repeat="repeat"/>
      <style:paragraph-properties fo:text-align="center"/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94cm" svg:height="1.199cm" svg:x="2.026cm" svg:y="2.452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user_id</text:span></text:p>
              </table:table-cell>
              <table:table-cell>
                <text:p text:style-name="P1"><text:span text:style-name="T2">subscription_id</text:span></text:p>
              </table:table-cell>
              <table:table-cell>
                <text:p text:style-name="P1"><text:span text:style-name="T2">name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user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.607cm" svg:height="0.721cm" svg:x="1.85cm" svg:y="1.731cm">
          <draw:text-box>
            <text:p><text:span text:style-name="T3">Users</text:span></text:p>
          </draw:text-box>
        </draw:frame>
        <draw:frame draw:style-name="standard" draw:layer="layout" svg:width="4.636cm" svg:height="1.199cm" svg:x="1.99cm" svg:y="5.333cm">
          <table:table table:template-name="lightblue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"><text:span text:style-name="T1">data_id</text:span></text:p>
              </table:table-cell>
              <table:table-cell>
                <text:p text:style-name="P1"><text:span text:style-name="T2">title</text:span></text:p>
              </table:table-cell>
              <table:table-cell>
                <text:p text:style-name="P1"><text:span text:style-name="T2">comment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Title 1</text:span></text:p>
              </table:table-cell>
              <table:table-cell>
                <text:p text:style-name="P1"><text:span text:style-name="T2">comment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.395cm" svg:height="0.721cm" svg:x="1.8cm" svg:y="4.612cm">
          <draw:text-box>
            <text:p><text:span text:style-name="T3">Data</text:span></text:p>
          </draw:text-box>
        </draw:frame>
        <draw:g>
          <draw:frame draw:style-name="standard" draw:layer="layout" svg:width="2.747cm" svg:height="1.799cm" svg:x="7.782cm" svg:y="12.571cm">
            <table:table table:template-name="lightblue" table:use-first-row-styles="true" table:use-banding-rows-styles="true">
              <table:table-column table:style-name="co1"/>
              <table:table-column table:style-name="co8"/>
              <table:table-row table:style-name="ro1">
                <table:table-cell table:style-name="ce1">
                  <text:p text:style-name="P1"><text:span text:style-name="T1">user_id</text:span></text:p>
                </table:table-cell>
                <table:table-cell table:style-name="ce2">
                  <text:p text:style-name="P1"><text:span text:style-name="T1">data_id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1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3" draw:text-style-name="P2" draw:layer="layout" svg:width="4.075cm" svg:height="0.721cm" svg:x="7.565cm" svg:y="11.809cm">
            <draw:text-box>
              <text:p><text:span text:style-name="T3">Relation User Data</text:span></text:p>
            </draw:text-box>
          </draw:frame>
        </draw:g>
        <draw:frame draw:style-name="standard" draw:layer="layout" svg:width="5.838cm" svg:height="1.199cm" svg:x="7.324cm" svg:y="5.375cm">
          <table:table table:template-name="lightblue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2">
              <table:table-cell table:style-name="ce1">
                <text:p text:style-name="P1"><text:span text:style-name="T1">track_id</text:span></text:p>
              </table:table-cell>
              <table:table-cell>
                <text:p text:style-name="P1"><text:span text:style-name="T2">name</text:span></text:p>
              </table:table-cell>
              <table:table-cell>
                <text:p text:style-name="P1"><text:span text:style-name="T2">NUMBER_SPOTS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Track 0</text:span></text:p>
              </table:table-cell>
              <table:table-cell>
                <text:p text:style-name="P1"><text:span text:style-name="T2">50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2" draw:layer="layout" svg:width="1.772cm" svg:height="0.721cm" svg:x="7.134cm" svg:y="4.654cm">
          <draw:text-box>
            <text:p><text:span text:style-name="T3">Tracks</text:span></text:p>
          </draw:text-box>
        </draw:frame>
        <draw:g>
          <draw:frame draw:style-name="standard" draw:layer="layout" svg:width="2.747cm" svg:height="1.799cm" svg:x="12.083cm" svg:y="12.571cm">
            <table:table table:template-name="lightblue" table:use-first-row-styles="true" table:use-banding-rows-styles="true">
              <table:table-column table:style-name="co1"/>
              <table:table-column table:style-name="co8"/>
              <table:table-row table:style-name="ro1">
                <table:table-cell table:style-name="ce1">
                  <text:p text:style-name="P1"><text:span text:style-name="T1">data_id</text:span></text:p>
                </table:table-cell>
                <table:table-cell table:style-name="ce2">
                  <text:p text:style-name="P1"><text:span text:style-name="T1">track_id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0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1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5" draw:text-style-name="P2" draw:layer="layout" svg:width="4.452cm" svg:height="0.721cm" svg:x="11.866cm" svg:y="11.809cm">
            <draw:text-box>
              <text:p><text:span text:style-name="T3">Relation Data Tracks</text:span></text:p>
            </draw:text-box>
          </draw:frame>
        </draw:g>
        <draw:frame draw:style-name="standard" draw:layer="layout" svg:width="4.883cm" svg:height="1.799cm" svg:x="8.279cm" svg:y="2.423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" table:default-cell-style-name="ce2">
              <table:table-cell table:style-name="ce1">
                <text:p text:style-name="P1"><text:span text:style-name="T1">subscription_id</text:span></text:p>
              </table:table-cell>
              <table:table-cell>
                <text:p text:style-name="P1"><text:span text:style-name="T2">type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premium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multi_devices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2" draw:layer="layout" svg:width="3.042cm" svg:height="0.721cm" svg:x="8.103cm" svg:y="1.702cm">
          <draw:text-box>
            <text:p><text:span text:style-name="T3">Subscriptions</text:span></text:p>
          </draw:text-box>
        </draw:frame>
        <draw:frame draw:style-name="standard" draw:layer="layout" svg:width="3.236cm" svg:height="1.799cm" svg:x="2.003cm" svg:y="12.592cm">
          <table:table table:template-name="lightblue" table:use-first-row-styles="true" table:use-banding-rows-styles="true">
            <table:table-column table:style-name="co1"/>
            <table:table-column table:style-name="co16"/>
            <table:table-row table:style-name="ro1">
              <table:table-cell table:style-name="ce1">
                <text:p text:style-name="P1"><text:span text:style-name="T1">user_id</text:span></text:p>
              </table:table-cell>
              <table:table-cell table:style-name="ce2">
                <text:p text:style-name="P1"><text:span text:style-name="T1">subscription_i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2" draw:layer="layout" svg:width="5.722cm" svg:height="0.721cm" svg:x="1.786cm" svg:y="11.83cm">
          <draw:text-box>
            <text:p><text:span text:style-name="T3">Relation User Subscriptions</text:span></text:p>
          </draw:text-box>
        </draw:frame>
        <draw:frame draw:style-name="standard" draw:layer="layout" svg:width="7.869cm" svg:height="1.199cm" svg:x="13.86cm" svg:y="5.375cm">
          <table:table table:template-name="lightblue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1"><text:span text:style-name="T1">edge_id</text:span></text:p>
              </table:table-cell>
              <table:table-cell>
                <text:p text:style-name="P1"><text:span text:style-name="T2">SPOT_SOURCE_ID</text:span></text:p>
              </table:table-cell>
              <table:table-cell>
                <text:p text:style-name="P1"><text:span text:style-name="T2">SPOT_TARGET_ID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0000</text:span></text:p>
              </table:table-cell>
              <table:table-cell>
                <text:p text:style-name="P1"><text:span text:style-name="T2">10001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1.7cm" svg:height="0.721cm" svg:x="13.67cm" svg:y="4.654cm">
          <draw:text-box>
            <text:p><text:span text:style-name="T3">Edges</text:span></text:p>
          </draw:text-box>
        </draw:frame>
        <draw:g>
          <draw:frame draw:style-name="standard" draw:layer="layout" svg:width="2.747cm" svg:height="1.799cm" svg:x="16.379cm" svg:y="12.546cm">
            <table:table table:template-name="lightblue" table:use-first-row-styles="true" table:use-banding-rows-styles="true">
              <table:table-column table:style-name="co1"/>
              <table:table-column table:style-name="co8"/>
              <table:table-row table:style-name="ro1">
                <table:table-cell table:style-name="ce1">
                  <text:p text:style-name="P1"><text:span text:style-name="T1">data_id</text:span></text:p>
                </table:table-cell>
                <table:table-cell table:style-name="ce2">
                  <text:p text:style-name="P1"><text:span text:style-name="T1">track_id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00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01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gr9" draw:text-style-name="P2" draw:layer="layout" svg:width="4.757cm" svg:height="0.721cm" svg:x="16.162cm" svg:y="11.784cm">
            <draw:text-box>
              <text:p><text:span text:style-name="T3">Relation Tracks Edges</text:span></text:p>
            </draw:text-box>
          </draw:frame>
        </draw:g>
        <draw:frame draw:style-name="standard" draw:layer="layout" svg:width="7.797cm" svg:height="1.199cm" svg:x="2.036cm" svg:y="8.199cm">
          <table:table table:template-name="lightblue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" table:default-cell-style-name="ce2">
              <table:table-cell table:style-name="ce1">
                <text:p text:style-name="P1"><text:span text:style-name="T1">spot_id</text:span></text:p>
              </table:table-cell>
              <table:table-cell>
                <text:p text:style-name="P1"><text:span text:style-name="T2">POSITION_X</text:span></text:p>
              </table:table-cell>
              <table:table-cell>
                <text:p text:style-name="P1"><text:span text:style-name="T2">POSITION_Y</text:span></text:p>
              </table:table-cell>
              <table:table-cell>
                <text:p text:style-name="P1"><text:span text:style-name="T2">FRAME</text:span></text:p>
              </table:table-cell>
              <table:table-cell>
                <text:p text:style-name="P1"><text:span text:style-name="T2">...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0" draw:text-style-name="P2" draw:layer="layout" svg:width="1.586cm" svg:height="0.721cm" svg:x="1.846cm" svg:y="7.478cm">
          <draw:text-box>
            <text:p><text:span text:style-name="T3">Spots</text:span></text:p>
          </draw:text-box>
        </draw:frame>
        <draw:frame draw:style-name="gr11" draw:text-style-name="P3" draw:layer="layout" svg:width="10.624cm" svg:height="1.039cm" svg:x="13.797cm" svg:y="6.934cm">
          <draw:text-box>
            <text:p><text:span text:style-name="T4">Spot id in columns SPOT_SOURCE_ID and SPOT_TARGET_ID</text:span></text:p>
            <text:p><text:span text:style-name="T4">are generated from database in the preprocessing process</text:span></text:p>
          </draw:text-box>
        </draw:frame>
        <draw:g>
          <draw:frame draw:style-name="standard" draw:layer="layout" svg:width="2.747cm" svg:height="1.799cm" svg:x="21.068cm" svg:y="12.546cm">
            <table:table table:template-name="lightblue" table:use-first-row-styles="true" table:use-banding-rows-styles="true">
              <table:table-column table:style-name="co1"/>
              <table:table-column table:style-name="co8"/>
              <table:table-row table:style-name="ro1">
                <table:table-cell table:style-name="ce1">
                  <text:p text:style-name="P1"><text:span text:style-name="T1">edge_id</text:span></text:p>
                </table:table-cell>
                <table:table-cell table:style-name="ce2">
                  <text:p text:style-name="P1"><text:span text:style-name="T1">spot_id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00</text:span></text:p>
                </table:table-cell>
              </table:table-row>
              <table:table-row table:style-name="ro1" table:default-cell-style-name="ce2">
                <table:table-cell>
                  <text:p text:style-name="P1"><text:span text:style-name="T2">1</text:span></text:p>
                </table:table-cell>
                <table:table-cell>
                  <text:p text:style-name="P1"><text:span text:style-name="T2">1001</text:span></text:p>
                </table:table-cell>
              </table:table-row>
            </table:table>
            <draw:image xlink:href="Pictures/TablePreview11.svm" xlink:type="simple" xlink:show="embed" xlink:actuate="onLoad"/>
          </draw:frame>
          <draw:frame draw:style-name="gr9" draw:text-style-name="P2" draw:layer="layout" svg:width="4.757cm" svg:height="0.721cm" svg:x="20.851cm" svg:y="11.784cm">
            <draw:text-box>
              <text:p><text:span text:style-name="T3">Relation Edges Spots</text:span></text:p>
            </draw:text-box>
          </draw:fram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13T09:45:27</meta:creation-date>
    <meta:editing-duration>PT46M8S</meta:editing-duration>
    <meta:editing-cycles>12</meta:editing-cycles>
    <dc:date>2020-04-15T20:10:23</dc:date>
    <meta:generator>OpenOffice/4.1.7$Unix OpenOffice.org_project/417m1$Build-9800</meta:generator>
    <meta:document-statistic meta:object-count="50"/>
  </office:meta>
</office:document-meta>
</file>